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m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I needed to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
to the 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r to the nanosecond, depending on the
circumstances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st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
the 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